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, 'Arial Unicode MS'" style:font-pitch="variable" style:font-charset="x-symbol"/>
    <style:font-face style:name="Mangal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icrosoft YaHei1" svg:font-family="'Microsoft YaHei'" style:font-pitch="variable"/>
    <style:font-face style:name="Arial1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style:writing-mode="lr-tb"/>
      <style:text-properties fo:language="en" fo:country="GB"/>
    </style:style>
    <style:style style:name="P5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</style:style>
    <style:style style:name="P6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7" style:family="paragraph" style:parent-style-name="Standard" style:list-style-name="RTF_5f_Num_20_7">
      <style:paragraph-properties fo:margin-left="0cm" fo:margin-right="0cm" fo:text-indent="0cm" style:auto-text-indent="false" style:writing-mode="lr-tb">
        <style:tab-stops/>
      </style:paragraph-properties>
      <style:text-properties fo:language="en" fo:country="GB"/>
    </style:style>
    <style:style style:name="P8" style:family="paragraph" style:parent-style-name="Standard" style:list-style-name="RTF_5f_Num_20_6">
      <style:paragraph-properties fo:margin-left="0cm" fo:margin-right="0cm" fo:text-indent="0cm" style:auto-text-indent="false" style:writing-mode="lr-tb">
        <style:tab-stops/>
      </style:paragraph-properties>
      <style:text-properties fo:language="en" fo:country="GB"/>
    </style:style>
    <style:style style:name="P9" style:family="paragraph" style:parent-style-name="Standard" style:list-style-name="RTF_5f_Num_20_5">
      <style:paragraph-properties fo:margin-left="0cm" fo:margin-right="0cm" fo:text-indent="0cm" style:auto-text-indent="false" style:writing-mode="lr-tb">
        <style:tab-stops/>
      </style:paragraph-properties>
      <style:text-properties fo:language="en" fo:country="GB"/>
    </style:style>
    <style:style style:name="P10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  <style:text-properties fo:language="en" fo:country="GB"/>
    </style:style>
    <style:style style:name="P11" style:family="paragraph" style:parent-style-name="heading_20_1" style:master-page-name="Standard_20__28_user_29_">
      <style:paragraph-properties style:page-number="auto" style:writing-mode="lr-tb"/>
      <style:text-properties fo:language="en" fo:country="GB" fo:font-style="normal"/>
    </style:style>
    <style:style style:name="P12" style:family="paragraph" style:parent-style-name="Heading_20_2">
      <style:text-properties fo:language="en" fo:country="GB"/>
    </style:style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htävämäärittely</text:p>
      <text:p text:style-name="P2"/>
      <text:h text:style-name="P12" text:outline-level="2">Aihe:<text:tab/></text:h>
      <text:p text:style-name="P3"><text:tab/><text:tab/>Miinaharava</text:p>
      <text:p text:style-name="P2"><text:tab/><text:tab/>Toteutetaan perinteinen yhden pelaajan Miinaharava-peli.</text:p>
      <text:p text:style-name="P1"/>
      <text:h text:style-name="Heading_20_2" text:outline-level="2">Käyttäjä: </text:h>
      <text:p text:style-name="Text_20_body"><text:tab/><text:tab/>pelaaja</text:p>
      <text:p text:style-name="P1"/>
      <text:h text:style-name="Heading_20_2" text:outline-level="2">Käyttäjän toiminnot:</text:h>
      <text:p text:style-name="P2"><text:tab/></text:p>
      <text:list xml:id="list37588789" text:style-name="RTF_5f_Num_20_7">
        <text:list-item>
          <text:list>
            <text:list-item>
              <text:p text:style-name="P7">uuden pelin aloittaminen</text:p>
            </text:list-item>
          </text:list>
        </text:list-item>
      </text:list>
      <text:list xml:id="list37592658" text:style-name="RTF_5f_Num_20_6">
        <text:list-item>
          <text:list>
            <text:list-item>
              <text:list>
                <text:list-item>
                  <text:list>
                    <text:list-item>
                      <text:p text:style-name="P8">painamalla hymiöpainiketta</text:p>
                    </text:list-item>
                  </text:list>
                </text:list-item>
              </text:list>
            </text:list-item>
          </text:list>
        </text:list-item>
      </text:list>
      <text:list xml:id="list37596964" text:style-name="RTF_5f_Num_20_5">
        <text:list-item>
          <text:list>
            <text:list-item>
              <text:p text:style-name="P9">pelin koon valitseminen</text:p>
            </text:list-item>
          </text:list>
        </text:list-item>
      </text:list>
      <text:list xml:id="list37602665" text:style-name="RTF_5f_Num_20_4">
        <text:list-item>
          <text:list>
            <text:list-item>
              <text:list>
                <text:list-item>
                  <text:list>
                    <text:list-item>
                      <text:p text:style-name="P5"><text:span text:style-name="T1">iso, normaali vai pieni</text:span></text:p>
                      <text:list>
                        <text:list-item>
                          <text:list>
                            <text:list-item>
                              <text:p text:style-name="P5"><text:span text:style-name="T1">nappia painamalla tämäki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591676" text:style-name="RTF_5f_Num_20_2">
        <text:list-item>
          <text:list>
            <text:list-item>
              <text:p text:style-name="P10">ruudun left-klikkaaminen</text:p>
              <text:list>
                <text:list-item>
                  <text:list>
                    <text:list-item>
                      <text:p text:style-name="P10">jos tyhjä ruutu, ruudukkoa avautuu sen verran, että avattua ruutua ympäröivät numeroidut ruudut</text:p>
                    </text:list-item>
                    <text:list-item>
                      <text:p text:style-name="P10">jos numeroruutu, vain klikattu ruutu avautuu</text:p>
                    </text:list-item>
                    <text:list-item>
                      <text:p text:style-name="P10">jos miinaruutu, koko ruudukko avautuu ja peli päättyy</text:p>
                    </text:list-item>
                  </text:list>
                </text:list-item>
              </text:list>
            </text:list-item>
            <text:list-item>
              <text:p text:style-name="P10">ruudun right-klikkaaminen</text:p>
              <text:list>
                <text:list-item>
                  <text:list>
                    <text:list-item>
                      <text:p text:style-name="P10">1. kerta: muuttaa ruudun lippuruuduksi, jota ei voi enää klikata tavallisesti</text:p>
                      <text:list>
                        <text:list-item>
                          <text:list>
                            <text:list-item>
                              <text:p text:style-name="P6"><text:span text:style-name="T1">samalla ohjelma laittaa muistiin, että yksi lippu on käytetty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2. kerta: muuttaa ruudun kysymysmerkkiruuduksi, joka toimii tavallisen ruudun tapaan</text:p>
                    </text:list-item>
                    <text:list-item>
                      <text:p text:style-name="P10">3. kerta: ruutu muuttuu tavalliseksi ruuduksi</text:p>
                    </text:list-item>
                  </text:list>
                </text:list-item>
              </text:list>
            </text:list-item>
            <text:list-item>
              <text:p text:style-name="P10">pelin voittaminen/häviäminen</text:p>
              <text:list>
                <text:list-item>
                  <text:list>
                    <text:list-item>
                      <text:p text:style-name="P10">jos kaikki miinat merkitty lipulla ja ruudukko muuten auki, pelaaja voittaa ja ruudukko avautuu</text:p>
                    </text:list-item>
                    <text:list-item>
                      <text:p text:style-name="P10">jos pelaaja avaa miinaruudun, peli päättyy ja ruudukko avautuu</text:p>
                    </text:list-item>
                  </text:list>
                </text:list-item>
              </text:list>
            </text:list-item>
          </text:list>
        </text:list-item>
      </text:list>
      <text:p text:style-name="P2"><text:tab/></text:p>
      <text:p text:style-name="P1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, 'Arial Unicode MS'" style:font-pitch="variable" style:font-charset="x-symbol"/>
    <style:font-face style:name="Mangal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icrosoft YaHei1" svg:font-family="'Microsoft YaHei'" style:font-pitch="variable"/>
    <style:font-face style:name="Arial1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i" fo:country="FI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fo:language="fi" fo:country="FI" style:font-name-asian="Times New Roman" style:language-asian="zh" style:country-asian="CN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icrosoft YaHei1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icrosoft YaHei1" style:font-name-complex="Arial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Numbered_20_Heading_20_1" style:display-name="Numbered Heading 1" style:family="paragraph" style:parent-style-name="heading_20_1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Arial" fo:font-size="12pt" fo:font-weight="normal" style:font-name-asian="Arial" style:font-name-complex="Arial" style:font-size-complex="12pt" style:font-weight-complex="normal"/>
    </style:style>
    <style:style style:name="heading_20_1" style:display-name="heading 1" style:family="paragraph" style:parent-style-name="Standard" style:next-style-name="Standard">
      <style:paragraph-properties fo:margin-top="0.776cm" fo:margin-bottom="0.106cm"/>
      <style:text-properties style:font-name="Arial" fo:font-size="17pt" fo:font-weight="bold" style:font-name-asian="Arial" style:font-name-complex="Arial" style:font-size-complex="17pt" style:font-weight-complex="bold"/>
    </style:style>
    <style:style style:name="Numbered_20_Heading_20_2" style:display-name="Numbered Heading 2" style:family="paragraph" style:parent-style-name="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Arial" fo:font-size="12pt" fo:font-weight="normal" style:font-name-asian="Arial" style:font-name-complex="Arial" style:font-size-complex="12pt" style:font-weight-complex="normal"/>
    </style:style>
    <style:style style:name="heading_20_2" style:display-name="heading 2" style:family="paragraph" style:parent-style-name="Standard" style:next-style-name="Standard">
      <style:paragraph-properties fo:margin-top="0.776cm" fo:margin-bottom="0.106cm"/>
      <style:text-properties style:font-name="Arial" fo:font-size="14pt" fo:font-weight="bold" style:font-name-asian="Arial" style:font-name-complex="Arial" style:font-size-complex="14pt" style:font-weight-complex="bold"/>
    </style:style>
    <style:style style:name="Square_20_List" style:display-name="Square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Lower_20_Roman_20_List" style:display-name="Lower Roman List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Diamond_20_List" style:display-name="Diamon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Numbered_20_List" style:display-name="Numbere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Triangle_20_List" style:display-name="Triangle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Numbered_20_Heading_20_3" style:display-name="Numbered Heading 3" style:family="paragraph" style:parent-style-name="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Arial" fo:font-weight="normal" style:font-name-asian="Arial" style:font-name-complex="Arial" style:font-weight-complex="normal"/>
    </style:style>
    <style:style style:name="heading_20_3" style:display-name="heading 3" style:family="paragraph" style:parent-style-name="Standard" style:next-style-name="Standard">
      <style:paragraph-properties fo:margin-top="0.776cm" fo:margin-bottom="0.106cm"/>
      <style:text-properties style:font-name="Arial" fo:font-weight="bold" style:font-name-asian="Arial" style:font-name-complex="Arial" style:font-weight-complex="bold"/>
    </style:style>
    <style:style style:name="Dashed_20_List" style:display-name="Dashe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Upper_20_Roman_20_List" style:display-name="Upper Roman List" style:family="paragraph" style:parent-style-name="Numbered_20_List" style:next-style-name="Standard"/>
    <style:style style:name="heading_20_4" style:display-name="heading 4" style:family="paragraph" style:parent-style-name="Standard" style:next-style-name="Standard">
      <style:paragraph-properties fo:margin-top="0.776cm" fo:margin-bottom="0.106cm"/>
      <style:text-properties style:font-name="Arial" fo:font-weight="bold" style:font-name-asian="Arial" style:font-name-complex="Arial" style:font-weight-complex="bold"/>
    </style:style>
    <style:style style:name="Heart_20_List" style:display-name="Heart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12cm" fo:text-align="center" style:justify-single-word="false"/>
      <style:text-properties style:font-name="Arial" fo:font-size="16pt" fo:font-weight="bold" style:font-name-asian="Arial" style:font-name-complex="Arial" style:font-size-complex="16pt" style:font-weight-complex="bold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Hand_20_List" style:display-name="Han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Tick_20_List" style:display-name="Tick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-left="2.54cm" fo:margin-right="2.54cm" fo:margin-top="0cm" fo:margin-bottom="0.212cm" fo:text-indent="0cm" style:auto-text-indent="false"/>
      <style:text-properties style:font-name="Arial" style:font-name-asian="Arial" style:font-name-complex="Arial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Box_20_List" style:display-name="Box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Star_20_List" style:display-name="Star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Plain_20_Text" style:display-name="Plain Text" style:family="paragraph" style:parent-style-name="Standard" style:next-style-name="Standard">
      <style:text-properties style:font-name="Courier New" style:font-name-asian="Courier New" style:font-name-complex="Courier New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StarSymbol" fo:font-size="12pt" fo:language="fi" fo:country="FI" style:font-name-asian="StarSymbol" style:language-asian="zh" style:country-asian="CN" style:font-name-complex="Star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StarSymbol" fo:font-size="12pt" fo:language="fi" fo:country="FI" style:font-name-asian="StarSymbol" style:language-asian="zh" style:country-asian="CN" style:font-name-complex="Star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2" style:display-name="RTF_Num 4 2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3" style:display-name="RTF_Num 4 3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4" style:display-name="RTF_Num 4 4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5" style:display-name="RTF_Num 4 5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6" style:display-name="RTF_Num 4 6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7" style:display-name="RTF_Num 4 7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8" style:display-name="RTF_Num 4 8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9" style:display-name="RTF_Num 4 9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10" style:display-name="RTF_Num 4 10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6_20_1" style:display-name="RTF_Num 6 1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2" style:display-name="RTF_Num 6 2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3" style:display-name="RTF_Num 6 3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4" style:display-name="RTF_Num 6 4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5" style:display-name="RTF_Num 6 5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6" style:display-name="RTF_Num 6 6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7" style:display-name="RTF_Num 6 7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8" style:display-name="RTF_Num 6 8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9" style:display-name="RTF_Num 6 9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10" style:display-name="RTF_Num 6 10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7_20_1" style:display-name="RTF_Num 7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2" style:display-name="RTF_Num 7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3" style:display-name="RTF_Num 7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4" style:display-name="RTF_Num 7 4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5" style:display-name="RTF_Num 7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6" style:display-name="RTF_Num 7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7" style:display-name="RTF_Num 7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8" style:display-name="RTF_Num 7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9" style:display-name="RTF_Num 7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10" style:display-name="RTF_Num 7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Endnote_20_Symbol_20__28_user_29_" style:display-name="Endnote Symbol (user)" style:family="text">
      <style:text-properties fo:font-size="12pt" fo:language="fi" fo:country="FI" style:language-asian="zh" style:country-asian="CN" style:font-size-complex="12pt"/>
    </style:style>
    <style:style style:name="Endnote_20_Text" style:display-name="Endnote Text" style:family="text" style:parent-style-name="Normal">
      <style:text-properties style:font-name="Arial" style:font-name-asian="Arial" style:font-name-complex="Arial"/>
    </style:style>
    <style:style style:name="Normal" style:family="text">
      <style:text-properties style:font-name="Times New Roman" fo:font-size="12pt" fo:language="fi" fo:country="FI" style:font-name-asian="Times New Roman" style:language-asian="zh" style:country-asian="CN" style:font-name-complex="Times New Roman" style:font-size-complex="12pt"/>
    </style:style>
    <style:style style:name="Reference" style:family="text">
      <style:text-properties fo:font-size="10pt" fo:language="fi" fo:country="FI" style:language-asian="zh" style:country-asian="CN" style:font-size-complex="10pt"/>
    </style:style>
    <style:style style:name="Footnote_20_Text" style:display-name="Footnote Text" style:family="text" style:parent-style-name="Normal">
      <style:text-properties style:font-name="Arial" fo:font-size="10pt" style:font-name-asian="Arial" style:font-name-complex="Arial" style:font-size-complex="10pt"/>
    </style:style>
    <style:style style:name="WW-Reference" style:family="text">
      <style:text-properties fo:font-size="10pt" fo:language="fi" fo:country="FI" style:language-asian="zh" style:country-asian="CN" style:font-size-complex="10pt"/>
    </style:style>
    <style:style style:name="Bullet_20_Symbols_20__28_user_29_" style:display-name="Bullet Symbols (user)" style:family="text">
      <style:text-properties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WW-Endnote_20_Symbol" style:display-name="WW-Endnote Symbol" style:family="text">
      <style:text-properties style:use-window-font-color="true" style:font-name="Arial" fo:font-size="12pt" fo:language="fi" fo:country="FI" style:font-name-asian="Arial" style:language-asian="zh" style:country-asian="CN" style:font-name-complex="Arial" style:font-size-complex="12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–">
        <style:list-level-properties text:space-before="3.175cm" text:min-label-width="0.635cm"/>
        <style:text-properties style:font-name="Open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list-style style:name="RTF_5f_Num_20_6" style:display-name="RTF_Num 6">
      <text:list-level-style-bullet text:level="1" text:style-name="RTF_5f_Num_20_2_20_1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–">
        <style:list-level-properties text:space-before="3.175cm" text:min-label-width="0.635cm"/>
        <style:text-properties style:font-name="Open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5" text:style-name="RTF_5f_Num_20_2_20_5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4.445cm" text:min-label-width="0.635cm"/>
        <style:text-properties style:font-name="StarSymbol2"/>
      </text:list-level-style-bullet>
      <text:list-level-style-bullet text:level="7" text:style-name="RTF_5f_Num_20_2_20_7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✗">
        <style:list-level-properties text:space-before="3.175cm" text:min-label-width="0.635cm"/>
        <style:text-properties style:font-name="Star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Bullet_20_Symbols" style:num-suffix="." text:bullet-char="➢">
        <style:list-level-properties text:space-before="4.445cm" text:min-label-width="0.635cm"/>
        <style:text-properties style:font-name="StarSymbol2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  <style:master-page style:name="Endnote_20__28_user_29_" style:display-name="Endnote (user)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document-statistic meta:table-count="0" meta:image-count="0" meta:object-count="0" meta:page-count="1" meta:paragraph-count="27" meta:word-count="136" meta:character-count="967"/>
    <dc:date>2012-02-25T17:46:51.19</dc:date>
    <dc:creator>Ronsu Pihvi</dc:creator>
    <meta:editing-duration>PT1M44S</meta:editing-duration>
    <meta:editing-cycles>1</meta:editing-cycles>
  </office:meta>
</office:document-meta>
</file>